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padding="0.0193in" fo:border="0.06pt solid #161d20"/>
    </style:style>
    <style:style style:name="P2" style:family="paragraph" style:parent-style-name="Text_20_body">
      <style:paragraph-properties fo:margin-top="0in" fo:margin-bottom="0in" style:contextual-spacing="false"/>
    </style:style>
    <style:style style:name="T1" style:family="text">
      <style:text-properties loext:padding="0.0193in" loext:border="0.06pt solid #161d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Die Semaphore gate ist ein binärer Semaphore, der den Zugang zum Tor regelt. Nur ein Prozess kann das Tor durchfahren. Die Semaphore warehouse ist ein Zählersemaphore, das die </text:span>Anzahl der verfügbaren Plätze im Lagerhaus angibt. Zu Beginn sind alle Plätze frei und der Zähler wird auf die maximale Anzahl von Paketen im Lagerhaus gesetzt. Jedes Mal, wenn der Lieferant Pakete ins Lagerhaus liefert, wird der Zähler um die Anzahl der gelieferten Pakete reduziert. Jedes Mal, wenn ein Auslieferer Pakete aus dem Lagerhaus nimmt, wird der Zähler um die Anzahl der genommenen Pakete erhöht.</text:p>
      <text:p text:style-name="P1">Die Semaphore delivery ist ein Zählersemaphore, das die Anzahl der verfügbaren Lieferungen angibt. Zu Beginn gibt es keine Lieferungen und der Zähler wird auf 0 gesetzt. Jedes Mal, wenn der Lieferant Pakete ins Lagerhaus liefert, wird der Zähler um 1 erhöht. Jeder Auslieferer wartet darauf, dass mindestens eine Lieferung verfügbar ist, bevor er das Tor durchfahren und Pakete aus dem Lagerhaus nehmen kann.</text:p>
      <text:p text:style-name="P1">Die Semaphore deliveryman_a und deliveryman_b sind binäre Semaphore, die den Zugang zur Warenausgabe regeln. Nur ein Auslieferer kann gleichzeitig die Warenausgabe betreten. Wenn ein Auslieferer die Warenausgabe betritt, blockiert er die Semaphore des anderen Auslieferers, so dass nur einer gleichzeitig Zugang hat.</text:p>
      <text:p text:style-name="P1">In der main-Funktion werden die Semaphore initialisiert, die Threads erstellt und darauf gewartet, dass sie beendet werden. Nachdem alle Threads beendet wurden, werden die Semaphore wieder zerstört.</text:p>
      <text:p text:style-name="Standard"/>
      <text:p text:style-name="Standard">In einer Auslieferungshalle werden ständig Pakete von einem Lieferanten angeliefert und von</text:p>
      <text:p text:style-name="Standard">zwei Auslieferern abgeholt. Der Lieferant und die Auslieferer müssen dafür ein Tor</text:p>
      <text:p text:style-name="Standard">durchfahren. Das Tor kann immer nur von einer Person durchfahren werden. Der</text:p>
      <text:p text:style-name="Standard">Lieferant bringt mit jeder Lieferung 3 Pakete zum Wareneingang. An der Ausgabe</text:p>
      <text:p text:style-name="Standard">holt ein Auslieferer jeweils 2 Pakete ab, der andere Auslieferer 1 Paket</text:p>
      <text:p text:style-name="Standard"/>
      <text:p text:style-name="Standard">Es existiert genau ein Prozess Lieferant, ein Prozess Auslieferer_A und ein Prozess Auslieferer_B</text:p>
      <text:p text:style-name="Standard"/>
      <text:p text:style-name="Standard">Synchronisieren Sie die Prozesse, indem Sie die nötigen Semaphoren erzeugen,</text:p>
      <text:p text:style-name="Standard">diese mit Startwerten versehen und Semaphor-Operationen einfügen.</text:p>
      <text:p text:style-name="Standard"/>
      <text:p text:style-name="Standard">Folgende Bedingungen müssen erfüllt sein:</text:p>
      <text:p text:style-name="Standard">a) Es darf immer nur ein Prozess das Tor durchfahren.</text:p>
      <text:p text:style-name="Standard">b) Es darf immer nur einer der beiden Auslieferer die Warenausgabe betreten.</text:p>
      <text:p text:style-name="Standard">c) Es soll möglich sein, dass der Lieferant und ein Auslieferer gleichzeitig Waren</text:p>
      <text:p text:style-name="Standard"><text:s text:c="3"/>entladen bzw. aufladen.</text:p>
      <text:p text:style-name="Standard">d) Die Lagerhalle kann maximal 10 Pakete aufnehmen.</text:p>
      <text:p text:style-name="Standard">e) Zu Beginn sind keine Pakete in der Lagerhalle vorrätig und das Tor, der</text:p>
      <text:p text:style-name="Standard"><text:s text:c="3"/>Wareneingang und die Warenausgabe sind fre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8:34:23.759170125</meta:creation-date>
    <dc:date>2023-03-13T18:35:19.825430580</dc:date>
    <meta:editing-duration>PT57S</meta:editing-duration>
    <meta:editing-cycles>2</meta:editing-cycles>
    <meta:generator>LibreOffice/7.4.5.1$Linux_X86_64 LibreOffice_project/40$Build-1</meta:generator>
    <meta:document-statistic meta:table-count="0" meta:image-count="0" meta:object-count="0" meta:page-count="1" meta:paragraph-count="20" meta:word-count="386" meta:character-count="2593" meta:non-whitespace-character-count="2221"/>
  </office:meta>
</office:document-meta>
</file>